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0db" officeooo:paragraph-rsid="0005a0db"/>
    </style:style>
    <style:style style:name="P2" style:family="paragraph" style:parent-style-name="Standard" style:list-style-name="L1">
      <style:text-properties officeooo:rsid="00063ee1" officeooo:paragraph-rsid="00063ee1"/>
    </style:style>
    <style:style style:name="P3" style:family="paragraph" style:parent-style-name="Standard" style:list-style-name="L1">
      <style:text-properties officeooo:paragraph-rsid="00063ee1"/>
    </style:style>
    <style:style style:name="T1" style:family="text">
      <style:text-properties officeooo:rsid="00063ee1"/>
    </style:style>
    <style:style style:name="T2" style:family="text">
      <style:text-properties officeooo:rsid="0006e6d3"/>
    </style:style>
    <style:style style:name="T3" style:family="text">
      <style:text-properties officeooo:rsid="000780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ivability ranking and strategies (Kahneman approach)</text:p>
      <text:p text:style-name="Standard"/>
      <text:list xml:id="list450602295" text:style-name="L1">
        <text:list-item>
          <text:p text:style-name="P3"><text:span text:style-name="T1">Physical and mental health (冷的，下雪的地方差，抑郁情绪多）</text:span></text:p>
        </text:list-item>
        <text:list-item>
          <text:p text:style-name="P2">social <text:span text:style-name="T3">(quality and amount of social interaction， 合租social较多，例如英国合租) </text:span></text:p>
        </text:list-item>
        <text:list-item>
          <text:p text:style-name="P2">overall utility <text:span text:style-name="T3">(Controls of 5 W’s, must be flexible, weather, scenery, 温泉，美景，大海）</text:span></text:p>
        </text:list-item>
        <text:list-item>
          <text:p text:style-name="P2"><text:span text:style-name="T2">life </text:span>progress <text:span text:style-name="T2">(knowledge acquisition读书量, income diversification, financial &amp; personal life progress)</text:span>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1:03:12.840909577</meta:creation-date>
    <dc:date>2019-05-18T11:40:42.350961353</dc:date>
    <meta:editing-duration>PT37M13S</meta:editing-duration>
    <meta:editing-cycles>10</meta:editing-cycles>
    <meta:generator>LibreOffice/6.0.7.3$Linux_X86_64 LibreOffice_project/00m0$Build-3</meta:generator>
    <meta:document-statistic meta:table-count="0" meta:image-count="0" meta:object-count="0" meta:page-count="1" meta:paragraph-count="5" meta:word-count="87" meta:character-count="355" meta:non-whitespace-character-count="317"/>
  </office:meta>
</office:document-meta>
</file>